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tadataMBeanInfoAssembler.includeWriteAttribute( Method method , String bean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setAttributeSource( JmxAttributeSource 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BeanInfoAssembler.getOperationDescription( Method method , String bean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etadataMBeanInfoAssembler.checkManagedBean( Object managedBea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tadataMBeanInfoAssembler.hasManagedMetric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populateOperationDescriptor( Descriptor desc , Method method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tadataMBeanInfoAssembler.hasManagedOperation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obtainAttribut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BeanInfoAssembler.populateMetricDescriptor( Descriptor desc , ManagedMetric metric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adataMBeanInfoAssembler.populateAttributeDescriptor( Descriptor desc , ManagedAttribute gma , ManagedAttribute sm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tadataMBeanInfoAssembler.getAttributeDescription( PropertyDescriptor propertyDescriptor , String beanKey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MetadataMBeanInfoAssembler.populateAttributeDescriptor( Descriptor desc , @ Nullable Method getter , @ Nullable Method setter , String beanKey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adataMBeanInfoAssembler.includeOperation( Method method , String bean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BeanInfoAssembler.getOperationParameters( Method method , String beanKe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tadataMBeanInfoAssembler.resolveObjectDescriptor( @ Nullable Object getter , @ Nullable Object se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MetadataMBeanInfoAssembler( JmxAttributeSource attribut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BeanInfoAssembler.includeBean( Class &lt; ? &gt; beanClass , String bean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MetadataMBeanInfo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etadataMBeanInfoAssembler.hasManagedAttribute(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getDescription( Object managedBean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tadataMBeanInfoAssembler.resolveStringDescriptor( @ Nullable String getter , @ Nullable String se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getNotificationInfo( Object managedBean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tadataMBeanInfoAssembler.afterPropertiesSe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tadataMBeanInfoAssembler.resolveIntDescriptor( int getter , int sett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tadataMBeanInfoAssembler.populateMBeanDescriptor( Descriptor desc , Object managedBean , String beanKey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etadataMBeanInfoAssembler.includeReadAttribute( Method method , String bean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